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table table:name="01 - WMD Onsit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2"/>
        <table:table-column table:style-name="co6" table:number-columns-repeated="1017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<text:a xlink:href="http://www.pavaverse.co/" xlink:type="simple">Panaverse Offical</text:a></text:p>
          </table:table-cell>
          <table:table-cell table:style-name="ce13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3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 table:number-columns-spanned="1" table:number-rows-spanned="5">
            <text:p>Class 02 (2022-10-16)</text:p>
          </table:table-cell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 table:number-columns-spanned="1" table:number-rows-spanned="4">
            <text:p>Class 03 (2022-10-26)</text:p>
          </table:table-cell>
          <table:table-cell table:style-name="ce10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JS Book Chapter 01 to 03</text:p>
          </table:table-cell>
          <table:table-cell table:style-name="ce13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3"/>
          <table:table-cell table:style-name="ce1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7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" table:number-columns-spanned="1" table:number-rows-spanned="2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6"/>
          <table:table-cell table:style-name="ce17"/>
          <table:table-cell table:number-columns-repeated="1018"/>
        </table:table-row>
        <table:table-row table:style-name="ro3" table:number-rows-repeated="4">
          <table:table-cell table:style-name="ce17"/>
          <table:table-cell table:style-name="ce5" table:number-columns-repeated="3"/>
          <table:table-cell table:style-name="ce23"/>
          <table:table-cell table:style-name="ce17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8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28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0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8"/>
          <table:table-cell table:style-name="ce1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8"/>
          <table:table-cell table:style-name="ce1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5" table:number-columns-repeated="3"/>
          <table:table-cell table:style-name="ce1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17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02:50:01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1T02:51:55.566000000</dc:date>
    <meta:editing-duration>PT1H29M30S</meta:editing-duration>
    <meta:editing-cycles>90</meta:editing-cycles>
    <meta:generator>LibreOffice/7.3.3.2$Windows_X86_64 LibreOffice_project/d1d0ea68f081ee2800a922cac8f79445e4603348</meta:generator>
    <meta:document-statistic meta:table-count="3" meta:cell-count="62" meta:object-count="0"/>
  </office:meta>
</office:document-meta>
</file>